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6.0325cm"/>
    </style:style>
    <style:style style:name="co3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number-columns-repeated="16378" table:default-cell-style-name="ce1"/>
        <table:table-row table:style-name="ro1">
          <table:table-cell table:number-columns-repeated="2" table:style-name="ce1"/>
          <table:table-cell office:value-type="string" table:number-columns-spanned="4" table:number-rows-spanned="1" table:style-name="ce4">
            <text:p>Arjun Malhotra – Test Cases for Complex Class</text:p>
          </table:table-cell>
          <table:covered-table-cell table:number-columns-repeated="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4">
            <text:p>Non Terminal Tests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2">
            <text:p>Test</text:p>
          </table:table-cell>
          <table:table-cell office:value-type="string" table:style-name="ce2">
            <text:p>Pass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Description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efault constructor</text:p>
          </table:table-cell>
          <table:table-cell office:value-type="string" table:style-name="ce1">
            <text:p>Checks if the default constructor assigns a complex number as 0 + 0i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pecifying constructor</text:p>
          </table:table-cell>
          <table:table-cell office:value-type="string" table:style-name="ce1">
            <text:p>checks if the specifying constructor assigns c1(a,b) as a + bi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copy constructor</text:p>
          </table:table-cell>
          <table:table-cell office:value-type="string" table:style-name="ce1">
            <text:p>checks if an assigned complex number c1 can be copied as a previously unassigned complex number c2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addition</text:p>
          </table:table-cell>
          <table:table-cell office:value-type="string" table:style-name="ce1">
            <text:p>addition of complex &amp; complex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addition</text:p>
          </table:table-cell>
          <table:table-cell office:value-type="string" table:style-name="ce1">
            <text:p>addition of complex &amp; float with no change in imaginary part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addition</text:p>
          </table:table-cell>
          <table:table-cell office:value-type="string" table:style-name="ce1">
            <text:p>addition of complex &amp; int with no change in imaginary part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subtraction</text:p>
          </table:table-cell>
          <table:table-cell office:value-type="string" table:style-name="ce1">
            <text:p>subtraction of complex &amp; complex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subtraction</text:p>
          </table:table-cell>
          <table:table-cell office:value-type="string" table:style-name="ce1">
            <text:p>subtraction of complex &amp; float with no change in imaginary part</text:p>
          </table:table-cell>
          <table:table-cell table:number-columns-repeated="16380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subtraction</text:p>
          </table:table-cell>
          <table:table-cell office:value-type="string" table:style-name="ce1">
            <text:p>subtraction of complex &amp; int with no change in imaginary part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multiplication</text:p>
          </table:table-cell>
          <table:table-cell office:value-type="string" table:style-name="ce1">
            <text:p>multiplication of complex &amp; complex</text:p>
          </table:table-cell>
          <table:table-cell table:number-columns-repeated="16380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multiplication</text:p>
          </table:table-cell>
          <table:table-cell office:value-type="string" table:style-name="ce1">
            <text:p>multiplication of complex &amp; float with simple multiplication of real and imaginary parts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multiplication</text:p>
          </table:table-cell>
          <table:table-cell office:value-type="string" table:style-name="ce1">
            <text:p>multiplication of complex &amp; int with simple multiplication of real and imaginary parts</text:p>
          </table:table-cell>
          <table:table-cell table:number-columns-repeated="16380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division</text:p>
          </table:table-cell>
          <table:table-cell office:value-type="string" table:style-name="ce1">
            <text:p>division of complex &amp; complex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division</text:p>
          </table:table-cell>
          <table:table-cell office:value-type="string" table:style-name="ce1">
            <text:p>division of complex &amp; float with simple division of real and imaginary parts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division</text:p>
          </table:table-cell>
          <table:table-cell office:value-type="string" table:style-name="ce1">
            <text:p>division of complex &amp; int with simple division of real and imaginary parts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complex conjugate</text:p>
          </table:table-cell>
          <table:table-cell office:value-type="string" table:style-name="ce1">
            <text:p>to test whether the sign of the imaginary changes from positive to negative with no change in real part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negation operator</text:p>
          </table:table-cell>
          <table:table-cell office:value-type="string" table:style-name="ce1">
            <text:p>to test whether the sign of the imaginary and real change from positive to negative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exponentiation with integer</text:p>
          </table:table-cell>
          <table:table-cell office:value-type="string" table:style-name="ce1">
            <text:p>to test raising a complex number to an int x power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getReal</text:p>
          </table:table-cell>
          <table:table-cell office:value-type="string" table:style-name="ce1">
            <text:p>to test whether the accessor functions for the real part with an assigned complex number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getImag</text:p>
          </table:table-cell>
          <table:table-cell office:value-type="string" table:style-name="ce3">
            <text:p>to test whether the accessor functions for the imaginary part with an assigned complex number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setReal</text:p>
          </table:table-cell>
          <table:table-cell office:value-type="string" table:style-name="ce3">
            <text:p>to test whether the modifier functions for the real part with an assigned complex number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setImag</text:p>
          </table:table-cell>
          <table:table-cell office:value-type="string" table:style-name="ce1">
            <text:p>to test whether the modifier functions for the imaginary part with an assigned complex number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assignment operator</text:p>
          </table:table-cell>
          <table:table-cell office:value-type="string" table:style-name="ce1">
            <text:p>to test whether an unassigned complex number can be assigned the value of another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equality operator</text:p>
          </table:table-cell>
          <table:table-cell office:value-type="string" table:style-name="ce1">
            <text:p>to test whether two complex numbers are equivalent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inequality operator</text:p>
          </table:table-cell>
          <table:table-cell office:value-type="string" table:style-name="ce1">
            <text:p>to test whether two complex numbers are unequal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complex conjugate</text:p>
          </table:table-cell>
          <table:table-cell office:value-type="string" table:style-name="ce1">
            <text:p>to test whether the sign change works when the complex part is negative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negation operator</text:p>
          </table:table-cell>
          <table:table-cell office:value-type="string" table:style-name="ce1">
            <text:p>to test whether the sign changes work for negative real and imaginary parts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addition</text:p>
          </table:table-cell>
          <table:table-cell office:value-type="string" table:style-name="ce1">
            <text:p>to test whether only real parts add with only imaginary parts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subtraction</text:p>
          </table:table-cell>
          <table:table-cell office:value-type="string" table:style-name="ce1">
            <text:p>to test whether negatives change to positives when subtracted and that separate real and imaginary complex numbers function with the operator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exponentiation with integer</text:p>
          </table:table-cell>
          <table:table-cell office:value-type="string" table:style-name="ce1">
            <text:p>to test whether a complex number with negative parts can be raised to a power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4">
            <text:p>Terminal Tests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2">
            <text:p>Test</text:p>
          </table:table-cell>
          <table:table-cell office:value-type="string" table:style-name="ce2">
            <text:p>Pass</text:p>
          </table:table-cell>
          <table:table-cell office:value-type="string" table:style-name="ce2">
            <text:p>Method</text:p>
          </table:table-cell>
          <table:table-cell office:value-type="string" table:style-name="ce2">
            <text:p>Description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division</text:p>
          </table:table-cell>
          <table:table-cell office:value-type="string" table:style-name="ce1">
            <text:p>checks whether an error occurs on division by zero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exponentiation with integer</text:p>
          </table:table-cell>
          <table:table-cell office:value-type="string" table:style-name="ce1">
            <text:p>checks whether the power raised of 0 to 0 is equal to 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exponentiation with integer</text:p>
          </table:table-cell>
          <table:table-cell office:value-type="string" table:style-name="ce1">
            <text:p>checks whether there is a returned value for raising a complex number to a negative power</text:p>
          </table:table-cell>
          <table:table-cell table:number-columns-repeated="16380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09</meta:generator>
    <dc:creator>Arjun Malhotra</dc:creator>
    <meta:creation-date>2017-03-20T03:13:42Z</meta:creation-date>
    <dc:date>2018-10-17T10:59:19Z</dc:date>
    <meta:editing-cycles>4</meta:editing-cycles>
    <meta:editing-duration>PT2855S</meta:editing-duration>
  </office:meta>
</office:document-meta>
</file>